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1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3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3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8928" calcext:value-type="float">
            <text:p>76.84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95767741936" calcext:value-type="float">
            <text:p>76.86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39864" calcext:value-type="float">
            <text:p>76.90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76621935484" calcext:value-type="float">
            <text:p>76.987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98232" calcext:value-type="float">
            <text:p>76.96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4032" calcext:value-type="float">
            <text:p>76.9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08260645161" calcext:value-type="float">
            <text:p>76.860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52312" calcext:value-type="float">
            <text:p>76.80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09824516129" calcext:value-type="float">
            <text:p>76.710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308" calcext:value-type="float">
            <text:p>76.7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20002580645" calcext:value-type="float">
            <text:p>76.792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18223448276" calcext:value-type="float">
            <text:p>76.80182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50771612903" calcext:value-type="float">
            <text:p>76.805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49112" calcext:value-type="float">
            <text:p>76.7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4652" calcext:value-type="float">
            <text:p>76.8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42" meta:object-count="0"/>
    <meta:user-defined meta:name="AppVersion">3.0</meta:user-defined>
  </office:meta>
</office:document-meta>
</file>